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title">
      <style:graphic-properties draw:auto-grow-height="true" fo:min-height="2.068cm"/>
      <style:paragraph-properties style:writing-mode="lr-tb"/>
    </style:style>
    <style:style style:name="pr11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33% 58%" fo:font-size="24pt" style:font-size-asian="24pt" style:font-size-complex="24pt"/>
    </style:style>
    <style:style style:name="T3" style:family="text">
      <style:text-properties style:text-position="33% 58%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Algebra and Proportional Reaso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weight: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. 1 Kg of Feathers</text:p>
              </text:list-item>
              <text:list-item>
                <text:p>B. 1 Kg of Iron</text:p>
              </text:list-item>
              <text:list-item>
                <text:p>C. 1 Ton of Feathers</text:p>
              </text:list-item>
              <text:list-item>
                <text:p>D. 1 Ton of Iron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X</text:span></text:p>
              </text:list-item>
              <text:list-item>
                <text:p><text:span text:style-name="T1">2X</text:span></text:p>
              </text:list-item>
              <text:list-item>
                <text:p><text:span text:style-name="T1">3X</text:span></text:p>
              </text:list-item>
              <text:list-item>
                <text:p><text:span text:style-name="T1">4X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draw:frame draw:style-name="gr2" draw:text-style-name="P6" draw:layer="layout" svg:width="11.43cm" svg:height="0.962cm" svg:x="13.97cm" svg:y="3.175cm">
          <draw:text-box>
            <text:p xml:id="id1" text:id="id1">What if X is negative?</text:p>
          </draw:text-box>
        </draw:frame>
        <draw:frame draw:style-name="gr2" draw:text-style-name="P6" draw:layer="layout" svg:width="11.43cm" svg:height="0.962cm" svg:x="13.97cm" svg:y="4.137cm">
          <draw:text-box>
            <text:p xml:id="id2" text:id="id2">What if X=0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9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X</text:span></text:p>
              </text:list-item>
              <text:list-item>
                <text:p><text:span text:style-name="T1">X</text:span><text:span text:style-name="T2">2</text:span></text:p>
              </text:list-item>
              <text:list-item>
                <text:p><text:span text:style-name="T1">X</text:span><text:span text:style-name="T3">3</text:span></text:p>
              </text:list-item>
              <text:list-item>
                <text:p><text:span text:style-name="T1">X</text:span><text:span text:style-name="T3">4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draw:frame draw:style-name="gr2" draw:text-style-name="P6" draw:layer="layout" svg:width="11.43cm" svg:height="0.962cm" svg:x="13.97cm" svg:y="3.175cm">
          <draw:text-box>
            <text:p xml:id="id3" text:id="id3">What if X is negative?</text:p>
          </draw:text-box>
        </draw:frame>
        <draw:frame draw:style-name="gr2" draw:text-style-name="P6" draw:layer="layout" svg:width="11.43cm" svg:height="0.962cm" svg:x="13.97cm" svg:y="4.137cm">
          <draw:text-box>
            <text:p xml:id="id4" text:id="id4">What if X=0?</text:p>
          </draw:text-box>
        </draw:frame>
        <draw:frame draw:style-name="gr2" draw:text-style-name="P6" draw:layer="layout" svg:width="11.43cm" svg:height="0.962cm" svg:x="13.97cm" svg:y="5.099cm">
          <draw:text-box>
            <text:p xml:id="id5" text:id="id5">What if 0&lt;X&lt;1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6cm" svg:height="3.076cm" svg:x="1cm" svg:y="0.131cm" presentation:class="title" presentation:user-transformed="true">
          <draw:text-box>
            <text:p text:style-name="P7"><text:span text:style-name="T4">A,B, and C are all positive numbers.</text:span><text:span text:style-name="T4"><text:line-break/></text:span><text:span text:style-name="T4">Rank the following from least to greatest:</text:span><text:span text:style-name="T4"><text:line-break/></text:span><text:span text:style-name="T4"/></text:p>
          </draw:text-box>
        </draw:frame>
        <draw:frame presentation:style-name="pr11" draw:text-style-name="P4" draw:layer="layout" svg:width="26cm" svg:height="5.38cm" svg:x="0.635cm" svg:y="10.1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draw:frame draw:style-name="gr3" draw:text-style-name="P8" draw:layer="layout" svg:width="2.649cm" svg:height="2.323cm" svg:x="2.431cm" svg:y="3.3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3.942cm" svg:height="2.417cm" svg:x="7.511cm" svg:y="3.3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8" draw:layer="layout" svg:width="4.242cm" svg:height="2.534cm" svg:x="13.861cm" svg:y="3.3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8" draw:layer="layout" svg:width="2.703cm" svg:height="2.534cm" svg:x="19.685cm" svg:y="3.1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8" draw:layer="layout" svg:width="2.693cm" svg:height="2.323cm" svg:x="2.431cm" svg:y="7.2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8" draw:layer="layout" svg:width="2.649cm" svg:height="2.417cm" svg:x="7.62cm" svg:y="6.9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8" draw:layer="layout" svg:width="2.649cm" svg:height="2.323cm" svg:x="13.97cm" svg:y="6.9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8" draw:layer="layout" svg:width="3.942cm" svg:height="2.417cm" svg:x="19.685cm" svg:y="6.9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59M14S</meta:editing-duration>
    <meta:editing-cycles>19</meta:editing-cycles>
    <meta:generator>LibreOffice/7.0.6.2$Linux_X86_64 LibreOffice_project/00$Build-2</meta:generator>
    <dc:title>Blue Curve</dc:title>
    <dc:date>2023-07-21T13:23:37.814427162</dc:date>
    <meta:document-statistic meta:object-count="80"/>
  </office:meta>
</office:document-meta>
</file>

<file path=Object 1/content.xml><?xml version="1.0" encoding="utf-8"?>
<math xmlns="http://www.w3.org/1998/Math/MathML" display="block">
  <semantics>
    <mfrac>
      <mrow>
        <mi>A</mi>
        <mo stretchy="false">×</mo>
        <mi>B</mi>
      </mrow>
      <mi>C</mi>
    </mfrac>
    <annotation encoding="StarMath 5.0">A times B over C</annotation>
  </semantics>
</math>
</file>

<file path=Object 2/content.xml><?xml version="1.0" encoding="utf-8"?>
<math xmlns="http://www.w3.org/1998/Math/MathML" display="block">
  <semantics>
    <mfrac>
      <mrow>
        <mi>A</mi>
        <mo stretchy="false">×</mo>
        <mrow>
          <mo fence="true" stretchy="false">(</mo>
          <mrow>
            <mrow>
              <mn>3</mn>
              <mi>B</mi>
            </mrow>
          </mrow>
          <mo fence="true" stretchy="false">)</mo>
        </mrow>
      </mrow>
      <mi>C</mi>
    </mfrac>
    <annotation encoding="StarMath 5.0">A times (3B) over C</annotation>
  </semantics>
</math>
</file>

<file path=Object 3/content.xml><?xml version="1.0" encoding="utf-8"?>
<math xmlns="http://www.w3.org/1998/Math/MathML" display="block">
  <semantics>
    <mfrac>
      <mrow>
        <mi>A</mi>
        <mo stretchy="false">×</mo>
        <msup>
          <mrow>
            <mo fence="true" stretchy="false">(</mo>
            <mrow>
              <mrow>
                <mn>3</mn>
                <mi>B</mi>
              </mrow>
            </mrow>
            <mo fence="true" stretchy="false">)</mo>
          </mrow>
          <mn>2</mn>
        </msup>
      </mrow>
      <mi>C</mi>
    </mfrac>
    <annotation encoding="StarMath 5.0">A times (3B)^2 over C</annotation>
  </semantics>
</math>
</file>

<file path=Object 4/content.xml><?xml version="1.0" encoding="utf-8"?>
<math xmlns="http://www.w3.org/1998/Math/MathML" display="block">
  <semantics>
    <mfrac>
      <mrow>
        <mi>A</mi>
        <mo stretchy="false">×</mo>
        <mi>B</mi>
      </mrow>
      <msup>
        <mrow>
          <mo fence="true" stretchy="false">(</mo>
          <mrow>
            <mrow>
              <mn>3</mn>
              <mi>C</mi>
            </mrow>
          </mrow>
          <mo fence="true" stretchy="false">)</mo>
        </mrow>
        <mn>2</mn>
      </msup>
    </mfrac>
    <annotation encoding="StarMath 5.0">A times B over (3C)^2</annotation>
  </semantics>
</math>
</file>

<file path=Object 5/content.xml><?xml version="1.0" encoding="utf-8"?>
<math xmlns="http://www.w3.org/1998/Math/MathML" display="block">
  <semantics>
    <mrow>
      <mi>A</mi>
      <mo stretchy="false">×</mo>
      <mfrac>
        <mi>B</mi>
        <mi>C</mi>
      </mfrac>
    </mrow>
    <annotation encoding="StarMath 5.0">A times {B over C}</annotation>
  </semantics>
</math>
</file>

<file path=Object 6/content.xml><?xml version="1.0" encoding="utf-8"?>
<math xmlns="http://www.w3.org/1998/Math/MathML" display="block">
  <semantics>
    <mfrac>
      <mrow>
        <mi>A</mi>
        <mo stretchy="false">×</mo>
        <mi>B</mi>
      </mrow>
      <mrow>
        <mo fence="true" stretchy="false">(</mo>
        <mrow>
          <mrow>
            <mn>3</mn>
            <mi>C</mi>
          </mrow>
        </mrow>
        <mo fence="true" stretchy="false">)</mo>
      </mrow>
    </mfrac>
    <annotation encoding="StarMath 5.0">A times B over (3C)</annotation>
  </semantics>
</math>
</file>

<file path=Object 7/content.xml><?xml version="1.0" encoding="utf-8"?>
<math xmlns="http://www.w3.org/1998/Math/MathML" display="block">
  <semantics>
    <mrow>
      <mfrac>
        <mi>A</mi>
        <mi>C</mi>
      </mfrac>
      <mo stretchy="false">×</mo>
      <mi>B</mi>
    </mrow>
    <annotation encoding="StarMath 5.0">A over C times B</annotation>
  </semantics>
</math>
</file>

<file path=Object 8/content.xml><?xml version="1.0" encoding="utf-8"?>
<math xmlns="http://www.w3.org/1998/Math/MathML" display="block">
  <semantics>
    <mfrac>
      <mrow>
        <mrow>
          <mo fence="true" stretchy="false">(</mo>
          <mrow>
            <mrow>
              <mn>3</mn>
              <mi>A</mi>
            </mrow>
          </mrow>
          <mo fence="true" stretchy="false">)</mo>
        </mrow>
        <mo stretchy="false">×</mo>
        <mi>B</mi>
      </mrow>
      <mi>C</mi>
    </mfrac>
    <annotation encoding="StarMath 5.0">(3A) times B over C</annotation>
  </semantics>
</math>
</file>